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ui-monospace" fo:font-size="10.5pt" fo:letter-spacing="normal" fo:font-style="normal" fo:font-weight="normal" loext:padding="0in" loext:border="none"/>
    </style:style>
    <style:style style:name="P2" style:family="paragraph" style:parent-style-name="Heading_20_3">
      <style:text-properties fo:font-variant="normal" fo:text-transform="none" fo:color="#24292e" fo:letter-spacing="normal" loext:padding="0in" loext:border="none"/>
    </style:style>
    <style:style style:name="P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fo:letter-spacing="normal" loext:padding-left="0in" loext:padding-right="0in" loext:padding-top="0.25in" loext:padding-bottom="0in" loext:border-left="none" loext:border-right="none" loext:border-top="0.06pt solid #000000" loext:border-bottom="non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c5aef" officeooo:paragraph-rsid="001c5aef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ui-monospace" fo:font-size="10.5pt" fo:letter-spacing="normal" fo:font-style="normal" fo:font-weight="normal" loext:padding="0in" loext:border="none"/>
    </style:style>
    <style:style style:name="T1" style:family="text">
      <style:text-properties style:font-name="apple-system" fo:font-size="15pt" fo:font-style="normal" fo:font-weight="bold"/>
    </style:style>
    <style:style style:name="T2" style:family="text">
      <style:text-properties officeooo:rsid="001c5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…<text:span text:style-name="T1">or create a new repository on the command line</text:span></text:h>
      <text:p text:style-name="P1"><text:bookmark text:name="empty-setup-new-repo-echo"/>echo "# IM_Motors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SMaoIM/IM_Motors.git</text:p>
      <text:p text:style-name="P1">git push -u origin main</text:p>
      <text:h text:style-name="P3" text:outline-level="3">…<text:span text:style-name="T1">or push an existing repository from the command line</text:span></text:h>
      <text:p text:style-name="P1"><text:bookmark text:name="empty-setup-push-repo-echo"/>git remote add origin https://github.com/SMaoIM/IM_Motors.git</text:p>
      <text:p text:style-name="P1">git branch -M main</text:p>
      <text:p text:style-name="P1">git push -u origin main</text:p>
      <text:p text:style-name="P1"/>
      <text:p text:style-name="P1"/>
      <text:p text:style-name="P1"/>
      <text:p text:style-name="P4">remote origin already exists解决办法</text:p>
      <text:p text:style-name="Standard"><text:span text:style-name="T2">1. 输入</text:span>git remote rm origin</text:p>
      <text:p text:style-name="P5">2. 输入git remote add origin <text:a xlink:type="simple" xlink:href="mailto:git@github.com" text:style-name="Internet_20_link" text:visited-style-name="Visited_20_Internet_20_Link">git@github.com</text:a>:SMaoIM/IM_Motors.git</text:p>
      <text:p text:style-name="P5">3. 上传第一次需要git push --set-upstream origin sm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17:22:32.346912538</meta:creation-date>
    <dc:date>2021-07-25T17:45:30.064003688</dc:date>
    <meta:editing-duration>PT4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8" meta:character-count="552" meta:non-whitespace-character-count="486"/>
  </office:meta>
</office:document-meta>
</file>